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9-10-0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9-10-0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9-09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7-10-0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6-10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5-10-2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5-09-2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4-10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4-10-0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3-10-16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3-10-01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2-10-17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2-09-28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1-10-11 0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10-10-1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9-10-0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8-10-01 0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7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6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5-10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4-10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3-10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3-05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2-10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2-07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2-04-2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1-10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1-07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1-04-2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0-10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0-07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134</text:p>
          </table:table-cell>
          <table:table-cell office:value-type="string" calcext:value-type="string">
            <text:p>2000-04-1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